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AR"/>
    </style:style>
    <style:style style:name="P2" style:family="paragraph" style:parent-style-name="Standard">
      <style:text-properties fo:language="es" fo:country="AR" officeooo:rsid="0001d050" officeooo:paragraph-rsid="0001d050"/>
    </style:style>
    <style:style style:name="P3" style:family="paragraph" style:parent-style-name="Standard">
      <style:text-properties fo:language="es" fo:country="AR" officeooo:rsid="00028491" officeooo:paragraph-rsid="00028491"/>
    </style:style>
    <style:style style:name="T1" style:family="text">
      <style:text-properties officeooo:rsid="0001d050"/>
    </style:style>
    <style:style style:name="T2" style:family="text">
      <style:text-properties officeooo:rsid="000284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¿Como numerar las linea de texto en un Q</text:span>textEdit?</text:p>
      <text:p text:style-name="P1"/>
      <text:p text:style-name="P2">Hola, estoy manejando PyQt desde <text:span text:style-name="T2">la herramienta </text:span>el Q<text:span text:style-name="T2">t</text:span> Designer, <text:span text:style-name="T2">por lo no programo la interfaz grafica desde el codigo</text:span></text:p>
      <text:p text:style-name="P2"/>
      <text:p text:style-name="P2"><text:span text:style-name="T2">Mi pregunta es, s</text:span>i tengo el siguiente texto en un QtextEdit</text:p>
      <text:p text:style-name="P2"/>
      <text:p text:style-name="P2">linea 1</text:p>
      <text:p text:style-name="P2">linea 2</text:p>
      <text:p text:style-name="P2">linea 3</text:p>
      <text:p text:style-name="P2"/>
      <text:p text:style-name="P2">¿como logro ver <text:s/>a la par el numero de linea?</text:p>
      <text:p text:style-name="P2">Lo que busco es que sea similar a un editor de <text:span text:style-name="T2">código</text:span></text:p>
      <text:p text:style-name="P2"/>
      <text:p text:style-name="P3">pero no estoy seguro de si eso se puede hacer desde Qt <text:s/><text:span text:style-name="T1">Designer </text:span>o voy a tener que programar la clase para el edito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1-13T22:12:19.994000000</dc:date>
    <meta:editing-duration>PT10M27S</meta:editing-duration>
    <meta:editing-cycles>1</meta:editing-cycles>
    <meta:document-statistic meta:table-count="0" meta:image-count="0" meta:object-count="0" meta:page-count="1" meta:paragraph-count="9" meta:word-count="92" meta:character-count="461" meta:non-whitespace-character-count="376"/>
  </office:meta>
</office:document-meta>
</file>